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0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Лист1.A1:Лист1.A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22:59:43.292000000</meta:creation-date>
    <dc:date>2023-05-04T15:33:17.079000000</dc:date>
    <meta:editing-duration>PT16H33M34S</meta:editing-duration>
    <meta:editing-cycles>1</meta:editing-cycles>
    <meta:document-statistic meta:table-count="1" meta:cell-count="1001" meta:object-count="0"/>
    <meta:generator>LibreOffice/7.5.2.2$Windows_X86_64 LibreOffice_project/53bb9681a964705cf672590721dbc85eb4d0c3a2</meta:generator>
  </office:meta>
</office:document-meta>
</file>